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padding-right="0.25cm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top" fo:padding-top="-0.5cm"/>
    </style:style>
    <style:style style:name="gr4" style:family="graphic" style:parent-style-name="standard">
      <style:graphic-properties draw:marker-start="Arrow" draw:marker-end="" draw:marker-end-width="0.3cm" draw:fill="solid" draw:fill-color="#ffffff" draw:textarea-horizontal-align="right" draw:textarea-vertical-align="top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top" fo:padding-top="-1cm" fo:padding-bottom="0.13cm"/>
    </style:style>
    <style:style style:name="gr6" style:family="graphic" style:parent-style-name="standard">
      <style:graphic-properties draw:marker-end="Arrow" draw:marker-end-width="0.3cm" draw:fill="solid" draw:fill-color="#ffffff" draw:textarea-horizontal-align="right" draw:textarea-vertical-align="middle" fo:padding-left="0.25cm" fo:padding-right="2.5cm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ffffff" draw:textarea-horizontal-align="center" draw:textarea-vertical-align="middle" fo:padding-right="-3.9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bottom" fo:padding-bottom="-0.5cm"/>
    </style:style>
    <style:style style:name="gr11" style:family="graphic" style:parent-style-name="standard">
      <style:graphic-properties draw:stroke="solid" svg:stroke-color="#000000" draw:fill="none" draw:fill-color="#ffffff" fo:min-height="2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ae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color="#000000"/>
    </style:style>
    <style:style style:name="T2" style:family="text">
      <style:text-properties fo:color="#00ae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office:forms form:automatic-focus="false" form:apply-design-mode="false"/>
        <draw:custom-shape draw:style-name="gr1" draw:text-style-name="P1" draw:id="id1" draw:layer="layout" svg:width="3.5cm" svg:height="3.5cm" svg:x="8.7cm" svg:y="7.1cm">
          <text:p text:style-name="P1">Sparkle<text:line-break/>(ATmega169/16)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1" draw:id="id3" draw:layer="layout" svg:width="3cm" svg:height="0.7cm" svg:x="2.2cm" svg:y="5.4cm">
          <text:p text:style-name="P1">LD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4.5cm" svg:height="0.7cm" svg:x="14.6cm" svg:y="6.2cm">
          <text:p text:style-name="P1">Analog output (Dimm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5" draw:layer="layout" svg:width="4cm" svg:height="0.8cm" svg:x="13.6cm" svg:y="10.3cm">
          <text:p text:style-name="P1">Digital output (Switch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8.7cm" svg:y1="8.849cm" svg:x2="2.7cm" svg:y2="12.399cm" draw:start-shape="id1" draw:start-glue-point="6" draw:end-shape="id2" draw:end-glue-point="5">
          <text:p text:style-name="P1">Output messages</text:p>
        </draw:connector>
        <draw:connector draw:style-name="gr4" draw:text-style-name="P1" draw:layer="layout" draw:type="curve" svg:x1="9.211cm" svg:y1="10.086cm" svg:x2="4.949cm" svg:y2="12.1cm" draw:start-shape="id1" draw:start-glue-point="7" draw:end-shape="id2" draw:end-glue-point="4">
          <text:p text:style-name="P1">Commands</text:p>
        </draw:connector>
        <draw:connector draw:style-name="gr5" draw:text-style-name="P1" draw:layer="layout" draw:type="line" svg:x1="10.481cm" svg:y1="3.986cm" svg:x2="10.449cm" svg:y2="7.1cm" draw:end-shape="id1" draw:end-glue-point="4">
          <text:p text:style-name="P1">ON, OFF, RESET</text:p>
        </draw:connector>
        <draw:connector draw:style-name="gr6" draw:text-style-name="P2" draw:layer="layout" draw:type="curve" svg:x1="5.2cm" svg:y1="5.749cm" svg:x2="9.211cm" svg:y2="7.611cm" draw:start-shape="id3" draw:start-glue-point="7" draw:end-shape="id1" draw:end-glue-point="5">
          <text:p text:style-name="P1"><text:span text:style-name="T1">Voltage signa</text:span><text:span text:style-name="T2">l</text:span></text:p>
        </draw:connector>
        <draw:connector draw:style-name="gr7" draw:text-style-name="P1" draw:layer="layout" draw:type="curve" svg:x1="11.686cm" svg:y1="7.611cm" svg:x2="14.6cm" svg:y2="6.549cm" draw:start-shape="id1" draw:start-glue-point="11" draw:end-shape="id4" draw:end-glue-point="5">
          <text:p text:style-name="P1">PWM output</text:p>
        </draw:connector>
        <draw:connector draw:style-name="gr8" draw:text-style-name="P1" draw:layer="layout" draw:type="curve" svg:x1="12.198cm" svg:y1="8.849cm" svg:x2="13.6cm" svg:y2="10.699cm" draw:start-shape="id1" draw:start-glue-point="10" draw:end-shape="id5" draw:end-glue-point="5">
          <text:p text:style-name="P1">Digital switch control</text:p>
        </draw:connector>
        <draw:connector draw:style-name="gr9" draw:text-style-name="P1" draw:layer="layout" draw:type="curve" svg:x1="7.2cm" svg:y1="12.399cm" svg:x2="10.449cm" svg:y2="10.598cm" draw:start-shape="id2" draw:start-glue-point="7" draw:end-shape="id1" draw:end-glue-point="8">
          <text:p text:style-name="P1">Parameters</text:p>
        </draw:connector>
        <draw:connector draw:style-name="gr10" draw:text-style-name="P1" draw:layer="layout" draw:type="curve" svg:x1="4.949cm" svg:y1="12.698cm" svg:x2="11.686cm" svg:y2="10.086cm" draw:start-shape="id2" draw:start-glue-point="6" draw:end-shape="id1" draw:end-glue-point="9">
          <text:p text:style-name="P1">Operation modes</text:p>
        </draw:connector>
        <draw:custom-shape draw:style-name="gr1" draw:text-style-name="P1" draw:id="id2" draw:layer="layout" svg:width="4.5cm" svg:height="0.6cm" svg:x="2.7cm" svg:y="12.1cm">
          <text:p text:style-name="P1">Terminal emulator (PC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3" draw:layer="layout" svg:width="4.5cm" svg:height="2.5cm" svg:x="15.1cm" svg:y="12cm">
          <draw:text-box>
            <text:p text:style-name="P3">Context Diagram</text:p>
            <text:p text:style-name="P4">Diagram Name: Sparkle</text:p>
            <text:p text:style-name="P4">Author: RD</text:p>
            <text:p text:style-name="P4">Date: 27.12.200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Radovid Drobnjak</meta:initial-creator>
    <meta:creation-date>2007-12-27T22:45:39</meta:creation-date>
    <dc:creator>Radovid Drobnjak</dc:creator>
    <dc:date>2008-01-06T13:56:19</dc:date>
    <meta:editing-cycles>14</meta:editing-cycles>
    <meta:editing-duration>PT1H42M5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